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aco" svg:font-family="Monaco" style:font-family-generic="roman"/>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Body" style:list-style-name="WW8Num2">
      <style:paragraph-properties fo:margin-left="0.1252in" fo:margin-right="0in" fo:text-indent="-0.1252in" style:auto-text-indent="false"/>
    </style:style>
    <style:style style:name="P4" style:family="paragraph" style:parent-style-name="Body" style:list-style-name="WW8Num4">
      <style:paragraph-properties fo:margin-left="0.25in" fo:margin-right="0in" fo:text-indent="-0.25in" style:auto-text-indent="false"/>
    </style:style>
    <style:style style:name="T1" style:family="text">
      <style:text-properties style:font-name="Monaco" fo:font-size="10pt" style:font-name-asian="ヒラギノ角ゴ Pro W3" style:font-size-asian="10pt" style:font-name-complex="Monac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nclusion</text:h>
      <text:p text:style-name="Body">Like most software projects, the development of the RAS web site has been a roller coaster ride of unexpected twists and turns. The varying availability of developer resources as well as development members’ inexperience with the technologies caused the schedule to slip from day one of Phase 1 all the way through Phase 5.</text:p>
      <text:p text:style-name="Body"/>
      <text:h text:style-name="Heading_20_2" text:outline-level="2">Lessons Learned</text:h>
      <text:p text:style-name="Body">The development team has learned quite a bit about PHP throughout the development of the RAS web site.</text:p>
      <text:p text:style-name="Body"/>
      <text:list xml:id="list750099667" text:style-name="WW8Num2">
        <text:list-item>
          <text:p text:style-name="P3">Don’t reinvent the wheel - Because PHP is an open-source platform, there are opportunities to take advantage of the community. Too often the development team did not spend the time looking for open source libraries that can improve productivity, are tested, and are well documented.</text:p>
        </text:list-item>
        <text:list-item>
          <text:p text:style-name="P3">Dependencies - PHP’s script management is a bit problematic. Managing the <text:span text:style-name="T1">include </text:span>and <text:span text:style-name="T1">require</text:span> statements in the scripts is error prone and challenging. More research should be done to evaluate solutions to the problem.</text:p>
        </text:list-item>
        <text:list-item>
          <text:p text:style-name="P3">Distributed development is hard - Dealing with distributed teams is hard on the development group. Communication is much more important for distributed teams and email is not the proper communication means. The team used IM, phones, email, and conference meeting tools to facilitate team coordination.</text:p>
        </text:list-item>
        <text:list-item>
          <text:p text:style-name="P3">Frameworks - The team spent some time researching PHP frameworks for use before beginning development. The team dismissed the toolset thinking that there would be too much of a learning curve for the short development cycle. It seems that the team may have benefited from one of these frameworks - CakePHP, Symfony - and future developers should consider switching to one of these frameworks before developing new features.</text:p>
        </text:list-item>
      </text:list>
      <text:p text:style-name="Body"/>
      <text:h text:style-name="Heading_20_2" text:outline-level="2">Future Improvements</text:h>
      <text:p text:style-name="Body">The site will likely grow and adapt to the users’ feature requests. But the following recommendations should be considered for future product releases:</text:p>
      <text:p text:style-name="Body"/>
      <text:list xml:id="list1423153143" text:style-name="WW8Num4">
        <text:list-item>
          <text:p text:style-name="P4">Security testing/tightening - The developers did their best to account for cross-site scripting attacks, but has not been secured from cross-site request forgery (CSRF) attempts. Further security testing should be done to ensure that the site is guarded from cross-site scripting attacks. Forms need to be updated with mechanisms to prevent CSRF attacks from being successful.</text:p>
        </text:list-item>
        <text:list-item>
          <text:p text:style-name="P4">Notifications - The biggest feature improvement that will likely help in the adoption of the RAS product is recall notifications. This is a complex system that needs to be fleshed out well. The idea is that users will be able to sign up for notifications regarding recalls for the products they own. The notifications should adhere to the principles outlined by the original use case.</text:p>
        </text:list-item>
        <text:list-item>
          <text:p text:style-name="P4"><text:soft-page-break/>Database indexing - No attention to database performance has been given through the phases of development. Care should be taken to apply the correct database indexes on tables for maximum performance.</text:p>
        </text:list-item>
        <text:list-item>
          <text:p text:style-name="P4">Continuous integration - A build server should be set up to run all automated tests whenever code changes are committed to the SCM repository. Continuous integration helps to track down regressions and provides both developers and stakeholder visibility into the health of the system.</text:p>
        </text:list-item>
        <text:list-item>
          <text:p text:style-name="P4">Application logging - Logging mechanisms should be put into place for tracking and debugging purposes. The stakeholders should carefully consider the features that they want to track as logging causes application overhead.</text:p>
        </text:list-item>
        <text:list-item>
          <text:p text:style-name="P4">Forgot password - This feature is likely to be high priority when the notification system becomes available.</text:p>
        </text:list-item>
        <text:list-item>
          <text:p text:style-name="P4">Be mindful of Session data - The application is taking advantage of PHP’s built in session mechanism to store data between form posts and form redirects. The session ID is being stored in cookies - which users can turn off - and the session data is tied to the server. Should the site need to scale, these limitations will have to be addres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aco" svg:font-family="Monaco" style:font-family-generic="roman"/>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next-style-name="Body" style:default-outline-level="1"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fo:background-color="transparent" style:font-name-asian="ヒラギノ角ゴ Pro W3" style:font-size-asian="18pt" style:font-style-asian="normal" style:font-weight-asian="bold" style:font-name-complex="Helvetica" style:font-size-complex="10pt" text:display="true" fo:hyphenate="true" fo:hyphenation-remain-char-count="2" fo:hyphenation-push-char-count="2"/>
    </style:style>
    <style:style style:name="Heading_20_2" style:display-name="Heading 2" style:family="paragraph" style:next-style-name="Body" style:default-outline-level="2"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font-style-asian="normal" style:font-weight-asian="bold" style:font-name-complex="Helvetica" style:font-size-complex="10pt" text:display="true" fo:hyphenate="true" fo:hyphenation-remain-char-count="2" fo:hyphenation-push-char-count="2"/>
    </style:style>
    <style:style style:name="Header_20__26__20_Footer" style:display-name="Header &amp; Footer"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Helvetica" style:font-size-complex="10pt" text:display="true" fo:hyphenate="true" fo:hyphenation-remain-char-count="2" fo:hyphenation-push-char-count="2"/>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text-position="-8% 100%"/>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8.5in" fo:page-height="11in" style:num-format="1" style:print-orientation="landscape" fo:margin-top="0.5in" fo:margin-bottom="0.6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4in" fo:margin-top="0.361in" style:dynamic-spacing="true"/>
      </style:footer-style>
    </style:page-layout>
    <style:page-layout style:name="Mpm2">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2" meta:paragraph-count="17" meta:word-count="611" meta:character-count="3780"/>
    <meta:generator>LibreOffice/3.3$Unix LibreOffice_project/330m19$Build-202</meta:generator>
    <meta:user-defined meta:name="Info 1"/>
    <meta:user-defined meta:name="Info 2"/>
    <meta:user-defined meta:name="Info 3"/>
    <meta:user-defined meta:name="Info 4"/>
  </office:meta>
</office:document-meta>
</file>